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paragraph-rsid="001c2e84"/>
    </style:style>
    <style:style style:name="P3" style:family="paragraph" style:parent-style-name="Standard">
      <style:text-properties officeooo:rsid="0020b85c" officeooo:paragraph-rsid="0020b85c"/>
    </style:style>
    <style:style style:name="P4" style:family="paragraph" style:parent-style-name="Standard">
      <style:text-properties officeooo:paragraph-rsid="0028194f"/>
    </style:style>
    <style:style style:name="P5" style:family="paragraph" style:parent-style-name="Standard">
      <style:text-properties officeooo:paragraph-rsid="002f154b"/>
    </style:style>
    <style:style style:name="P6" style:family="paragraph" style:parent-style-name="Standard">
      <style:text-properties officeooo:paragraph-rsid="002918db"/>
    </style:style>
    <style:style style:name="P7" style:family="paragraph" style:parent-style-name="Standard">
      <style:text-properties officeooo:paragraph-rsid="002f8a74"/>
    </style:style>
    <style:style style:name="P8" style:family="paragraph" style:parent-style-name="Standard">
      <style:text-properties officeooo:paragraph-rsid="00332016"/>
    </style:style>
    <style:style style:name="P9" style:family="paragraph" style:parent-style-name="Standard">
      <style:text-properties officeooo:paragraph-rsid="0038528a"/>
    </style:style>
    <style:style style:name="P10" style:family="paragraph" style:parent-style-name="Standard">
      <style:text-properties officeooo:rsid="003a0c2d" officeooo:paragraph-rsid="003a0c2d"/>
    </style:style>
    <style:style style:name="P11" style:family="paragraph" style:parent-style-name="Standard">
      <style:text-properties officeooo:paragraph-rsid="003a0c2d"/>
    </style:style>
    <style:style style:name="P12" style:family="paragraph" style:parent-style-name="Standard">
      <style:text-properties officeooo:paragraph-rsid="003ca0f2"/>
    </style:style>
    <style:style style:name="P13" style:family="paragraph" style:parent-style-name="Standard">
      <style:text-properties officeooo:paragraph-rsid="001b999d"/>
    </style:style>
    <style:style style:name="P14" style:family="paragraph" style:parent-style-name="Standard">
      <style:text-properties officeooo:paragraph-rsid="00472594"/>
    </style:style>
    <style:style style:name="P15" style:family="paragraph" style:parent-style-name="Standard">
      <style:text-properties officeooo:rsid="002f8a74" officeooo:paragraph-rsid="002f8a74"/>
    </style:style>
    <style:style style:name="P16" style:family="paragraph" style:parent-style-name="Standard">
      <style:text-properties officeooo:paragraph-rsid="0047aca9"/>
    </style:style>
    <style:style style:name="P17" style:family="paragraph" style:parent-style-name="Standard">
      <style:text-properties officeooo:paragraph-rsid="0044247e"/>
    </style:style>
    <style:style style:name="P18" style:family="paragraph" style:parent-style-name="Standard">
      <style:text-properties officeooo:rsid="004ab4a4" officeooo:paragraph-rsid="004ab4a4"/>
    </style:style>
    <style:style style:name="P19" style:family="paragraph" style:parent-style-name="Standard">
      <style:text-properties officeooo:paragraph-rsid="003ca0f2"/>
    </style:style>
    <style:style style:name="P20" style:family="paragraph" style:parent-style-name="Standard">
      <style:text-properties officeooo:rsid="0052d0ee" officeooo:paragraph-rsid="0052d0ee"/>
    </style:style>
    <style:style style:name="P21" style:family="paragraph" style:parent-style-name="Standard">
      <style:text-properties officeooo:paragraph-rsid="004eb87d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4e0db"/>
    </style:style>
    <style:style style:name="T18" style:family="text">
      <style:text-properties officeooo:rsid="00363213"/>
    </style:style>
    <style:style style:name="T19" style:family="text">
      <style:text-properties officeooo:rsid="0036ff76"/>
    </style:style>
    <style:style style:name="T20" style:family="text">
      <style:text-properties officeooo:rsid="0038528a"/>
    </style:style>
    <style:style style:name="T21" style:family="text">
      <style:text-properties officeooo:rsid="0039a42a"/>
    </style:style>
    <style:style style:name="T22" style:family="text">
      <style:text-properties officeooo:rsid="003a0c2d"/>
    </style:style>
    <style:style style:name="T23" style:family="text">
      <style:text-properties officeooo:rsid="003ae30c"/>
    </style:style>
    <style:style style:name="T24" style:family="text">
      <style:text-properties officeooo:rsid="003ca0f2"/>
    </style:style>
    <style:style style:name="T25" style:family="text">
      <style:text-properties officeooo:rsid="003d1016"/>
    </style:style>
    <style:style style:name="T26" style:family="text">
      <style:text-properties officeooo:rsid="003d8ee9"/>
    </style:style>
    <style:style style:name="T27" style:family="text">
      <style:text-properties officeooo:rsid="003eec12"/>
    </style:style>
    <style:style style:name="T28" style:family="text">
      <style:text-properties officeooo:rsid="003fbec5"/>
    </style:style>
    <style:style style:name="T29" style:family="text">
      <style:text-properties officeooo:rsid="00416827"/>
    </style:style>
    <style:style style:name="T30" style:family="text">
      <style:text-properties officeooo:rsid="00431b6b"/>
    </style:style>
    <style:style style:name="T31" style:family="text">
      <style:text-properties officeooo:rsid="00472594"/>
    </style:style>
    <style:style style:name="T32" style:family="text">
      <style:text-properties officeooo:rsid="0047aca9"/>
    </style:style>
    <style:style style:name="T33" style:family="text">
      <style:text-properties officeooo:rsid="0047d38d"/>
    </style:style>
    <style:style style:name="T34" style:family="text">
      <style:text-properties officeooo:rsid="0048dfb8"/>
    </style:style>
    <style:style style:name="T35" style:family="text">
      <style:text-properties officeooo:rsid="0044247e"/>
    </style:style>
    <style:style style:name="T36" style:family="text">
      <style:text-properties officeooo:rsid="004aecfe"/>
    </style:style>
    <style:style style:name="T37" style:family="text">
      <style:text-properties officeooo:rsid="004bce70"/>
    </style:style>
    <style:style style:name="T38" style:family="text">
      <style:text-properties officeooo:rsid="004eb87d"/>
    </style:style>
    <style:style style:name="T39" style:family="text">
      <style:text-properties officeooo:rsid="004f865e"/>
    </style:style>
    <style:style style:name="T40" style:family="text">
      <style:text-properties officeooo:rsid="00534d58"/>
    </style:style>
    <style:style style:name="T41" style:family="text">
      <style:text-properties fo:font-weight="bold" officeooo:rsid="00534d58" style:font-weight-asian="bold" style:font-weight-complex="bold"/>
    </style:style>
    <style:style style:name="T42" style:family="text">
      <style:text-properties officeooo:rsid="00544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alidation was utilised to ensure the classifier that was built <text:span text:style-name="T4">was accurately assigning </text:span><text:span text:style-name="T5">categories to items.</text:span></text:p>
      <text:p text:style-name="P1"/>
      <text:p text:style-name="P5"><text:span text:style-name="T1">The </text:span><text:span text:style-name="T5">method of validation u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If the number of items, is not a</text:span><text:span text:style-name="T12">n exact</text:span><text:span text:style-name="T3"> multiple of ten then the sample is rounded down to the nearest multiple of ten before being split.</text:span></text:p>
      <text:p text:style-name="P5"/>
      <text:p text:style-name="P5"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4"/>
      <text:p text:style-name="P6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</text:span></text:p>
      <text:p text:style-name="P6"/>
      <text:p text:style-name="P9"><text:span text:style-name="T22">For reference, t</text:span><text:span text:style-name="T19">he Cohen’s kappa value </text:span><text:span text:style-name="T20">initially </text:span><text:span text:style-name="T19">achieved </text:span><text:span text:style-name="T20">between human raters, </text:span><text:span text:style-name="T21">obtained in the process of</text:span><text:span text:style-name="T20"> </text:span><text:span text:style-name="T21">validating</text:span><text:span text:style-name="T20"> the codebook (myself and a supervisor) was 0.92.</text:span></text:p>
      <text:p text:style-name="P9"/>
      <text:p text:style-name="P20">The decided benchmark for the automated model was a Cohen’s kappa value of 0.70 which would qualify on the upper end of ‘substantial agreement’ <text:span text:style-name="T41">[CITE]</text:span></text:p>
      <text:p text:style-name="P12"/>
      <text:p text:style-name="P21"><text:span text:style-name="T38">The validation process was repeated, </text:span><text:span text:style-name="T39">making changes to the model and ground truth data each time,</text:span><text:span text:style-name="T38"> until </text:span><text:span text:style-name="T42">a</text:span><text:span text:style-name="T38"> Cohen’s kappa value </text:span><text:span text:style-name="T42">above the benchmark was</text:span><text:span text:style-name="T38"> obtained.</text:span></text:p>
      <text:p text:style-name="P7"/>
      <text:p text:style-name="P8"><text:span text:style-name="T16">F</text:span><text:span text:style-name="T24">irstly,</text:span><text:span text:style-name="T16"> misspellings that the classifier is </text:span><text:span text:style-name="T18">not able to identify</text:span><text:span text:style-name="T16"> and assign a log likelihood score to </text:span><text:span text:style-name="T17">will not be correctly assigned.</text:span></text:p>
      <text:p text:style-name="P8"/>
      <text:p text:style-name="P11"><text:span text:style-name="T24">Secondly, </text:span><text:span text:style-name="T25">t</text:span><text:span text:style-name="T22">here are also </text:span><text:span text:style-name="T26">keywords or key phrases that are </text:span><text:span text:style-name="T37">not present or rarely occur within the ground truth data</text:span><text:span text:style-name="T26"> but </text:span><text:span text:style-name="T37">are also </text:span><text:span text:style-name="T26">meaningful. </text:span><text:span text:style-name="T27">For example, the item ‘flame thrower’ would be recognised by most people as fitting within the “Weaponry &amp; Explosives” category. However, </text:span><text:span text:style-name="T28">such</text:span><text:span text:style-name="T27"> keywords are not prevalent </text:span><text:span text:style-name="T34">within the ground truth data </text:span><text:span text:style-name="T27">to the extent </text:span><text:span text:style-name="T29">that they would receive significant </text:span><text:span text:style-name="T30">LL </text:span><text:span text:style-name="T29">weightings </text:span><text:span text:style-name="T30">for that category and would be automatically sorted into the ‘Other’ category.</text:span></text:p>
      <text:p text:style-name="P10"/>
      <text:p text:style-name="P12"><text:span text:style-name="T24">Thirdly, many of </text:span><text:span text:style-name="T23"><text:s/></text:span></text:p>
      <text:p text:style-name="P12"/>
      <text:p text:style-name="P17"><text:span text:style-name="T35">For this reason, it is important that </text:span><text:span text:style-name="T34">after</text:span><text:span text:style-name="T35"> the implementation there is some manual checking of the ‘Other’ category </text:span><text:span text:style-name="T34">to identify </text:span><text:span text:style-name="T36">any items have been miscategorised.</text:span></text:p>
      <text:p text:style-name="P7"/>
      <text:p text:style-name="P15">The aim <text:span text:style-name="T15">is </text:span></text:p>
      <text:p text:style-name="P15"/>
      <text:p text:style-name="P18">The adding of additional phrases</text:p>
      <text:p text:style-name="P15"/>
      <text:p text:style-name="P18">Certain </text:p>
      <text:p text:style-name="P15"/>
      <text:p text:style-name="P16"><text:span text:style-name="T32">This involved adding more items to the ground truth data, particular</text:span><text:span text:style-name="T33">ly</text:span><text:span text:style-name="T32"> in the areas which were being incorrectly categorised at a greater percentage than others.</text:span></text:p>
      <text:p text:style-name="P1"/>
      <text:p text:style-name="P14"><text:span text:style-name="T31">In some instances where the ground truth data had been incorrectly categorised this was corrected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1T15:32:46.650242536</dc:date>
    <meta:editing-duration>PT3H23M43S</meta:editing-duration>
    <meta:editing-cycles>43</meta:editing-cycles>
    <meta:document-statistic meta:table-count="0" meta:image-count="0" meta:object-count="0" meta:page-count="1" meta:paragraph-count="16" meta:word-count="380" meta:character-count="2315" meta:non-whitespace-character-count="1947"/>
  </office:meta>
</office:document-meta>
</file>